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color="#2a2a2a" loext:opacity="100%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fo:color="#2a2a2a" loext:opacity="100%"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text-properties fo:font-size="16pt" officeooo:rsid="0012bca7" officeooo:paragraph-rsid="0012bca7" style:font-size-asian="16pt" style:font-size-complex="16pt"/>
    </style:style>
    <style:style style:name="P6" style:family="paragraph" style:parent-style-name="Standard">
      <style:paragraph-properties fo:margin-left="0cm" fo:margin-right="0cm" fo:line-height="150%" fo:text-indent="0cm" style:auto-text-indent="false"/>
      <style:text-properties fo:color="#2a2a2a" loext:opacity="100%" fo:font-size="14pt" style:font-size-asian="14pt" style:font-size-complex="14pt"/>
    </style:style>
    <style:style style:name="P7" style:family="paragraph" style:parent-style-name="Standard">
      <style:text-properties fo:font-size="20pt" fo:font-weight="bold" officeooo:rsid="0012bca7" officeooo:paragraph-rsid="0012bca7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50%"/>
      <style:text-properties fo:color="#2a2a2a" loext:opacity="100%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color="#2a2a2a" loext:opacity="100%"/>
    </style:style>
    <style:style style:name="P10" style:family="paragraph" style:parent-style-name="Text_20_body">
      <style:paragraph-properties fo:margin-top="0cm" fo:margin-bottom="0cm" style:contextual-spacing="false" fo:line-height="150%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83925"/>
    </style:style>
    <style:style style:name="T1" style:family="text">
      <style:text-properties officeooo:rsid="00183925"/>
    </style:style>
    <style:style style:name="T2" style:family="text">
      <style:text-properties fo:color="#2a2a2a" loext:opacity="100%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Die With A Smile</text:span> (feat. <text:span text:style-name="T1">Bruno Mars</text:span>)</text:p>
      <text:p text:style-name="P5">Lady Gaga</text:p>
      <text:p text:style-name="P3"/>
      <text:section text:style-name="Sect1" text:name="Seção1">
        <text:p text:style-name="P11"><text:span text:style-name="T2">Ooh</text:span></text:p>
        <text:p text:style-name="P11"><text:span text:style-name="T2">I</text:span></text:p>
        <text:p text:style-name="P10"><text:span text:style-name="T2">I just woke up from a dream</text:span></text:p>
        <text:p text:style-name="P8">Where you and I had to say goodbye</text:p>
        <text:p text:style-name="P8">And I don't know what it all means</text:p>
        <text:p text:style-name="P8">But since I survived, I realized</text:p>
        <text:p text:style-name="P10"/>
        <text:p text:style-name="P8">Wherever you go, that's where I'll follow</text:p>
        <text:p text:style-name="P8">Nobody's promised tomorrow</text:p>
        <text:p text:style-name="P8">So I'ma love you every night like it's the last night</text:p>
        <text:p text:style-name="P8">Like it's the last night</text:p>
        <text:p text:style-name="P10"/>
        <text:p text:style-name="P8">If the world was ending, I'd wanna be next to you</text:p>
        <text:p text:style-name="P8">If the party was over and our time on Earth was through</text:p>
        <text:p text:style-name="P8">I'd wanna hold you just for a while</text:p>
        <text:p text:style-name="P8">And die with a smile</text:p>
        <text:p text:style-name="P8">If the world was ending, I'd wanna be next to you</text:p>
        <text:p text:style-name="P10"/>
        <text:p text:style-name="P8">Woo-ooh</text:p>
        <text:p text:style-name="P10"/>
        <text:p text:style-name="P8">Ooh, lost</text:p>
        <text:p text:style-name="P8">Lost in the words that we scream</text:p>
        <text:p text:style-name="P8">I don't even wanna do this anymore</text:p>
        <text:p text:style-name="P8">'Cause you already know what you mean to me</text:p>
        <text:p text:style-name="P8">And our love's the only war worth fighting for</text:p>
        <text:p text:style-name="P10"/>
        <text:p text:style-name="P10"/>
        <text:p text:style-name="P8">Wherever you go, that's where I'll follow</text:p>
        <text:p text:style-name="P8">Nobody's promised tomorrow</text:p>
        <text:p text:style-name="P9">So I'ma love you every night like it's the last night</text:p>
        <text:p text:style-name="P8">Like it's the last night</text:p>
        <text:p text:style-name="P10"/>
        <text:p text:style-name="P8">If the world was ending, I'd wanna be next to you</text:p>
        <text:p text:style-name="P8">If the party was over and our time on Earth was through</text:p>
        <text:p text:style-name="P8">I'd wanna hold you just for a while</text:p>
        <text:p text:style-name="P8">And die with a smile</text:p>
        <text:p text:style-name="P8">If the world was ending, I'd wanna be next to you</text:p>
        <text:p text:style-name="P10"/>
        <text:p text:style-name="P8">Right next to you</text:p>
        <text:p text:style-name="P8">Next to you</text:p>
        <text:p text:style-name="P8">Right next to you</text:p>
        <text:p text:style-name="P8">Oh-oh-oh</text:p>
        <text:p text:style-name="P10"/>
        <text:p text:style-name="P8">If the world was ending, I'd wanna be next to you</text:p>
        <text:p text:style-name="P8">If the party was over and our time on Earth was through</text:p>
        <text:p text:style-name="P8">I'd wanna hold you just for a while</text:p>
        <text:p text:style-name="P8">And die with a smile</text:p>
        <text:p text:style-name="P8">If the world was ending, I'd wanna be next to you</text:p>
        <text:p text:style-name="P8">If the world was ending, I'd wanna be next to you</text:p>
        <text:p text:style-name="P10"/>
        <text:p text:style-name="P8">Ooh, ooh</text:p>
        <text:p text:style-name="P8">I'd wanna be next to you</text:p>
        <text:p text:style-name="P1"/>
      </text:section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25cm" fo:margin-right="1.3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23:02:13.289945793</meta:creation-date>
    <dc:date>2026-03-11T15:03:50.582522297</dc:date>
    <meta:editing-duration>PT16M41S</meta:editing-duration>
    <meta:editing-cycles>3</meta:editing-cycles>
    <meta:generator>LibreOffice/24.2.7.2$Linux_X86_64 LibreOffice_project/420$Build-2</meta:generator>
    <dc:description>Tema do Filme nasce uma estrela</dc:description>
    <dc:subject>Letras de Música</dc:subject>
    <dc:title>Letra Música Shallow - Lady Gaga</dc:title>
    <meta:document-statistic meta:table-count="0" meta:image-count="0" meta:object-count="0" meta:page-count="1" meta:paragraph-count="44" meta:word-count="299" meta:character-count="1392" meta:non-whitespace-character-count="1137"/>
  </office:meta>
</office:document-meta>
</file>